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20100000422000004E9D7AF1757.png" manifest:media-type=""/>
  <manifest:file-entry manifest:full-path="Pictures/10000201000000C80000003BC6868209.png" manifest:media-type=""/>
  <manifest:file-entry manifest:full-path="Pictures/100002010000050B000005FF24D8139A.png" manifest:media-type=""/>
  <manifest:file-entry manifest:full-path="Pictures/10000201000003C1000003286027EAD0.png" manifest:media-type=""/>
  <manifest:file-entry manifest:full-path="Pictures/100002010000001E0000001E57F6E610.png" manifest:media-type=""/>
  <manifest:file-entry manifest:full-path="Pictures/10000201000000C400000045F9AC0220.png" manifest:media-type=""/>
  <manifest:file-entry manifest:full-path="Pictures/10000201000004B00000016508D4859B.pn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4.36cm"/>
    </style:style>
    <style:style style:name="pr6" style:family="presentation" style:parent-style-name="Default-notes">
      <style:graphic-properties draw:fill-color="#ffffff" draw:auto-grow-height="true" fo:min-height="13.364cm"/>
    </style:style>
    <style:style style:name="pr7" style:family="presentation" style:parent-style-name="Default-title">
      <style:graphic-properties fo:min-height="2.5cm"/>
    </style:style>
    <style:style style:name="pr8" style:family="presentation" style:parent-style-name="Default-outline1">
      <style:graphic-properties fo:min-height="12.179cm"/>
    </style:style>
    <style:style style:name="pr9" style:family="presentation" style:parent-style-name="Default-notes">
      <style:graphic-properties draw:fill-color="#ffffff" fo:min-height="13.364cm"/>
    </style:style>
    <style:style style:name="pr10" style:family="presentation" style:parent-style-name="Final_20_Slide-title">
      <style:graphic-properties draw:auto-grow-height="true" fo:min-height="3cm"/>
    </style:style>
    <style:style style:name="pr11" style:family="presentation" style:parent-style-name="Final_20_Slide-outline1">
      <style:graphic-properties draw:auto-grow-height="true" fo:min-height="6cm"/>
    </style:style>
    <style:style style:name="pr12"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T1" style:family="text">
      <style:text-properties fo:color="#000000"/>
    </style:style>
    <style:style style:name="T2" style:family="text">
      <style:text-properties fo:color="#fc5c00"/>
    </style:style>
    <style:style style:name="T3" style:family="text">
      <style:text-properties style:use-window-font-color="true" fo:font-weight="normal" style:font-weight-asian="normal" style:font-weight-complex="normal"/>
    </style:style>
    <style:style style:name="T4" style:family="text">
      <style:text-properties fo:color="#fc5c00" fo:font-weight="normal" style:font-weight-asian="normal" style:font-weight-complex="normal"/>
    </style:style>
    <style:style style:name="T5" style:family="text">
      <style:text-properties fo:color="#18a303"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第5回 関東LibreOffice勉強会</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関東LibreOffice勉強会をどうしようとか</text:p>
          </draw:text-box>
        </draw:frame>
        <draw:frame presentation:style-name="pr2" draw:text-style-name="P2" draw:layer="layout" svg:width="21.5cm" svg:height="13.86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text:span><text:span text:style-name="T1">Team</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いろいろ思うところが</text:p>
          </draw:text-box>
        </draw:frame>
        <draw:frame presentation:style-name="pr5" draw:layer="layout" svg:width="26cm" svg:height="14.36cm" svg:x="1cm" svg:y="4.5cm" presentation:class="outline" presentation:user-transformed="true">
          <draw:text-box>
            <text:list text:style-name="L2">
              <text:list-item>
                <text:p>「関東」じゃなくて「東京」じゃね？</text:p>
                <text:list>
                  <text:list-item>
                    <text:p>そんなんぼくにとってはどうでもいい</text:p>
                  </text:list-item>
                  <text:list-item>
                    <text:p>千葉でも栃木でも神奈川でも群馬でも埼玉でもやってくれればいいのですよ</text:p>
                  </text:list-item>
                  <text:list-item>
                    <text:p>それをいったら小石川でやってるのに「小江戸らぐ」はどーする:)</text:p>
                  </text:list-item>
                </text:list>
                <text:p/>
              </text:list-item>
              <text:list-item>
                <text:p>でも、ぼくがいいたいのは「他の人が幹事しろ」とか「手伝え」ということじゃない</text:p>
                <text:list>
                  <text:list-item>
                    <text:p>あくまでも「ぼくはタダの発起人であって、誰がどんなスタイルでやろうとも応援しますよ」ということが伝わってないのが問題</text:p>
                  </text:list-item>
                  <text:list-item>
                    <text:p>どうすればいいのかな？</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そもそもぼく自身は「勉強」がしたいのか</text:p>
          </draw:text-box>
        </draw:frame>
        <draw:frame presentation:style-name="pr5" draw:layer="layout" svg:width="26cm" svg:height="14.36cm" svg:x="1cm" svg:y="4.5cm" presentation:class="outline" presentation:user-transformed="true">
          <draw:text-box>
            <text:list text:style-name="L2">
              <text:list-item>
                <text:p>否！</text:p>
                <text:p/>
              </text:list-item>
              <text:list-item>
                <text:p>元々の発想は「出会いの場」</text:p>
                <text:p/>
              </text:list-item>
              <text:list-item>
                <text:p>実はセミナー形式一辺倒というのはあんま好きくない</text:p>
                <text:list>
                  <text:list-item>
                    <text:p>オープンディスカッションしたりもくもく会したりワールドカフェっぽいことしたりしたい</text:p>
                  </text:list-item>
                  <text:list-item>
                    <text:p>なおかつ、「顔は出してるけど別のことをしてる」人も許容したい</text:p>
                    <text:p/>
                  </text:list-item>
                </text:list>
              </text:list-item>
              <text:list-item>
                <text:p>なに、つまりそれ、単なるオフ会じゃないの？</text:p>
                <text:list>
                  <text:list-item>
                    <text:p>Yes！</text:p>
                  </text:list-item>
                  <text:list-item>
                    <text:p>なんかイベントを入れているのはオフ会の肴にすぎないのです</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ということで</text:p>
          </draw:text-box>
        </draw:frame>
        <draw:frame presentation:style-name="pr8" draw:layer="layout" svg:width="26cm" svg:height="13.925cm" svg:x="1cm" svg:y="4.5cm" presentation:class="outline" presentation:user-transformed="true">
          <draw:text-box>
            <text:list text:style-name="L2">
              <text:list-item>
                <text:p>とりあえず「関東LibreOffice<text:span text:style-name="T2">勉強会</text:span>」はやめたい</text:p>
              </text:list-item>
              <text:list-item>
                <text:p>だって、ぼくの理想はLibreOfficeって名前を広めるための場に過ぎないので、実態と合わないんだもん</text:p>
                <text:list>
                  <text:list-item>
                    <text:p>もちろん「何をやってもいい」ので、セミナー形式の回をやっても全然問題ないですし多分やりますけど</text:p>
                  </text:list-item>
                </text:list>
                <text:p/>
              </text:list-item>
              <text:list-item>
                <text:p>候補：</text:p>
                <text:list>
                  <text:list-item>
                    <text:p>関東LibreOffice <text:span text:style-name="T2">MeetUp</text:span></text:p>
                    <text:list>
                      <text:list-item>
                        <text:p><text:span text:style-name="T3">MeetUp</text:span><text:span text:style-name="T3">でぐぐると何かコジャレた感じの記事が出てくる</text:span></text:p>
                      </text:list-item>
                      <text:list-item>
                        <text:p><text:span text:style-name="T3">なんかイメージと違う……</text:span></text:p>
                      </text:list-item>
                    </text:list>
                  </text:list-item>
                  <text:list-item>
                    <text:p><text:span text:style-name="T3">関東</text:span><text:span text:style-name="T3">LibreOffice </text:span><text:span text:style-name="T4">オフラインミーティング</text:span></text:p>
                    <text:list>
                      <text:list-item>
                        <text:p><text:span text:style-name="T3">これでいい気がしてきた</text:span></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9"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そして目的とポリシーの再確認</text:p>
          </draw:text-box>
        </draw:frame>
        <draw:frame presentation:style-name="pr8" draw:layer="layout" svg:width="26cm" svg:height="13.925cm" svg:x="1cm" svg:y="4.5cm" presentation:class="outline" presentation:user-transformed="true">
          <draw:text-box>
            <text:list text:style-name="L2">
              <text:list-item>
                <text:p>会の目的：<text:span text:style-name="T5">LibreOffice</text:span><text:span text:style-name="T5">いいなー、楽しいなーって人を増やす</text:span></text:p>
                <text:list>
                  <text:list-item>
                    <text:p>どうやったらLibreOfficeという名前を広められる？</text:p>
                  </text:list-item>
                  <text:list-item>
                    <text:p>このイベント自体LibreOfficeという名前を知らない人に届かないという現状をなんとかしないとね &gt;&lt;;</text:p>
                    <text:p/>
                  </text:list-item>
                </text:list>
              </text:list-item>
              <text:list-item>
                <text:p>ポリシー</text:p>
                <text:list>
                  <text:list-item>
                    <text:p>この会は「ぼくの会」じゃないです</text:p>
                  </text:list-item>
                  <text:list-item>
                    <text:p>ぼくは単なる発起人なので、この会の名前を使って好きにイベントやってもらっていいです</text:p>
                  </text:list-item>
                  <text:list-item>
                    <text:p>LibreOfficeを面白がるためのことなら何でもOK</text:p>
                  </text:list-item>
                  <text:list-item>
                    <text:p>月一開催は手段が目的化してるところがあるからどうしよう？</text:p>
                    <text:list>
                      <text:list-item>
                        <text:p>それでもいーじゃんという考えもある</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9"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残りの時間を使って</text:p>
          </draw:text-box>
        </draw:frame>
        <draw:frame presentation:style-name="pr8" draw:layer="layout" svg:width="26cm" svg:height="12.179cm" svg:x="1cm" svg:y="4.5cm" presentation:class="outline">
          <draw:text-box>
            <text:list text:style-name="L2">
              <text:list-item>
                <text:p>この会そのものについてと、</text:p>
              </text:list-item>
              <text:list-item>
                <text:p>LibreOfficeを広めるためにどうするって話を、</text:p>
              </text:list-item>
              <text:list-item>
                <text:p>ダラダラとフリーディスカッションしましょう</text:p>
                <text:p/>
              </text:list-item>
              <text:list-item>
                <text:p>でも、飛び入りで発表したい人がいたら止めないよ？</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9"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10" draw:layer="layout" svg:width="21.5cm" svg:height="3cm" svg:x="3.5cm" svg:y="6.7cm" presentation:class="title" presentation:user-transformed="true">
          <draw:text-box>
            <text:p>これからの関東LibreOfficeなんとかの<text:line-break/>活躍にご期待ください！</text:p>
          </draw:text-box>
        </draw:frame>
        <draw:frame presentation:style-name="pr11" draw:layer="layout" svg:width="21.5cm" svg:height="6cm" svg:x="3.5cm" svg:y="10cm" presentation:class="outline">
          <draw:text-box>
            <text:list text:style-name="L2">
              <text:list-item>
                <text:p>… つか、活躍させるのはみなさんですお！</text:p>
              </text:list-item>
            </text:list>
          </draw:text-box>
        </draw:frame>
        <presentation:notes draw:style-name="dp2">
          <draw:page-thumbnail draw:style-name="gr1" draw:layer="layout" svg:width="14.848cm" svg:height="11.136cm" svg:x="3.075cm" svg:y="2.257cm" draw:page-number="7" presentation:class="page"/>
          <draw:frame presentation:style-name="pr1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IPA P明朝'" style:font-family-generic="roman" style:font-pitch="variable" fo:font-size="24pt" fo:language="en" fo:country="US" style:font-family-asian="'IPA Pゴシック'" style:font-family-generic-asian="system" style:font-pitch-asian="variable" style:font-size-asian="24pt" style:language-asian="ja" style:country-asian="JP" style:font-family-complex="'IPA Pゴシック'"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IPA Pゴシック'"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language="en" fo:country="US" style:letter-kerning="tru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fo:font-size="20pt" fo:language="en" fo:country="US" fo:font-style="normal" fo:text-shadow="none" style:text-underline-style="none" fo:font-weight="normal" style:letter-kerning="true" style:font-size-asian="20pt" style:language-asian="ja" style:country-asian="JP" style:font-style-asian="normal" style:font-weight-asian="normal"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fo:font-family="Arial" style:font-style-name="標準" style:font-family-generic="swiss"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Arial" style:font-style-name="標準" style:font-family-generic="swiss"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Arial" style:font-style-name="標準" style:font-family-generic="swiss"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Arial" style:font-style-name="標準" style:font-family-generic="swiss"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Arial" style:font-style-name="標準" style:font-family-generic="swiss"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Liberation Sans', 'Nimbus Sans L', 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office:forms form:automatic-focus="false" form:apply-design-mode="fals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office:forms form:automatic-focus="false" form:apply-design-mode="false"/>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79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4H22M22S</meta:editing-duration>
    <meta:editing-cycles>54</meta:editing-cycles>
    <meta:generator>LibreOffice/4.0.2.2$Linux_x86 LibreOffice_project/400m0$Build-2</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3-05-28T17:27:28</dc:date>
    <dc:creator>Naruhiko Ogasawara</dc:creator>
    <meta:document-statistic meta:object-count="103"/>
  </office:meta>
</office:document-meta>
</file>